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c5000b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c5000b" fo:font-size="14pt" style:font-size-asian="14pt" style:font-size-complex="14pt"/>
    </style:style>
    <style:style style:name="T3" style:family="text">
      <style:text-properties fo:color="#00cc33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Réalisé avec Calameo</text:p>
      <text:p text:style-name="Standard"/>
      <text:p text:style-name="P2">Marketplace</text:p>
      <text:p text:style-name="P2"/>
      <text:p text:style-name="Standard"><text:span text:style-name="T5">définition </text:span>: espace virtuel en ligne sur lequel se rencontrent acheteur et vendeurs (transparence, sécurtié...)</text:p>
      <text:p text:style-name="Standard">types : </text:p>
      <text:p text:style-name="Standard">marketplace <text:span text:style-name="T5">B2B</text:span> les activités commerciales et marketing réalisées entre entreprise (sécurité car la plate-forme renseigne sur les distributeurs)</text:p>
      <text:p text:style-name="Standard">marketplace <text:span text:style-name="T5">B2C</text:span> du fournisseur au client vendeurs (professionnels avec leurs clients finaux)</text:p>
      <text:p text:style-name="Standard">marketplace <text:span text:style-name="T5">C2C</text:span> du client au client</text:p>
      <text:p text:style-name="Standard"/>
      <text:p text:style-name="Standard">Mécanisme de vente: prix fixe, enchère, enchère inversée</text:p>
      <text:p text:style-name="Standard"/>
      <text:p text:style-name="Standard">Marketplacesgénéralistes, marketplace verticales ; marketplace pure-player, marketplace hybrides.</text:p>
      <text:p text:style-name="Standard"/>
      <text:p text:style-name="P3">1990 : World Wide Web</text:p>
      <text:p text:style-name="P3">1994 : naissance d'amazon, ebay</text:p>
      <text:p text:style-name="P3">années 2000 : émergence des marketplaces nationnaux</text:p>
      <text:p text:style-name="Standard"/>
      <text:p text:style-name="Standard">leaders des marketplaces</text:p>
      <text:p text:style-name="Standard"><text:span text:style-name="T5">Amazon :</text:span> 16M/mois</text:p>
      <text:p text:style-name="Standard"><text:span text:style-name="T5">Cdiscount</text:span> : 12M/mois</text:p>
      <text:p text:style-name="Standard"><text:span text:style-name="T5">Fnac </text:span>: 10M/mois</text:p>
      <text:p text:style-name="Standard"><text:span text:style-name="T5">ebay</text:span> : 7M6/mois</text:p>
      <text:p text:style-name="Standard"/>
      <text:p text:style-name="Standard"><text:span text:style-name="T5">IPM</text:span> : Indice place de marché</text:p>
      <text:p text:style-name="Standard"/>
      <text:p text:style-name="Standard">why to go through a marketplace ?</text:p>
      <text:p text:style-name="Standard"/>
      <text:p text:style-name="Standard"><text:span text:style-name="T3">Plus </text:span><text:span text:style-name="T4">:</text:span> forte visibilité, Simple à utiliser, qualités des services(technique de pointe).</text:p>
      <text:p text:style-name="Standard"/>
      <text:p text:style-name="Standard"><text:span text:style-name="T1">cons</text:span><text:span text:style-name="T2"> </text:span>:Propriété du client, politique des prix, construction de marque, impératif de qualité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lenn Rimmer</meta:initial-creator>
    <meta:creation-date>2017-03-21T14:37:27.26</meta:creation-date>
    <dc:date>2017-03-23T15:27:42.16</dc:date>
    <dc:creator>Glenn Rimmer</dc:creator>
    <meta:editing-duration>PT29M13S</meta:editing-duration>
    <meta:editing-cycles>11</meta:editing-cycles>
    <meta:generator>OpenOffice/4.1.3$Win32 OpenOffice.org_project/413m1$Build-9783</meta:generator>
    <meta:document-statistic meta:table-count="0" meta:image-count="0" meta:object-count="0" meta:page-count="1" meta:paragraph-count="21" meta:word-count="143" meta:character-count="1008"/>
  </office:meta>
</office:document-meta>
</file>